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solid" style:text-line-through-type="single" officeooo:rsid="000fb74a" officeooo:paragraph-rsid="000fb74a"/>
    </style:style>
    <style:style style:name="P2" style:family="paragraph" style:parent-style-name="Text_20_body" style:list-style-name="L1">
      <style:text-properties style:text-line-through-style="solid" style:text-line-through-type="single" officeooo:rsid="0016d734" officeooo:paragraph-rsid="0016d734"/>
    </style:style>
    <style:style style:name="P3" style:family="paragraph" style:parent-style-name="Text_20_body" style:list-style-name="L1">
      <style:text-properties officeooo:rsid="001129c3" officeooo:paragraph-rsid="0016d734"/>
    </style:style>
    <style:style style:name="P4" style:family="paragraph" style:parent-style-name="Text_20_body" style:list-style-name="L3">
      <style:text-properties officeooo:rsid="001129c3" officeooo:paragraph-rsid="001045c5"/>
    </style:style>
    <style:style style:name="P5" style:family="paragraph" style:parent-style-name="Text_20_body" style:list-style-name="L1">
      <style:text-properties officeooo:rsid="0011e338" officeooo:paragraph-rsid="0016d734"/>
    </style:style>
    <style:style style:name="P6" style:family="paragraph" style:parent-style-name="Text_20_body" style:list-style-name="L2">
      <style:text-properties officeooo:rsid="00134164" officeooo:paragraph-rsid="000fb74a"/>
    </style:style>
    <style:style style:name="P7" style:family="paragraph" style:parent-style-name="Text_20_body" style:list-style-name="L2">
      <style:text-properties officeooo:rsid="001045c5" officeooo:paragraph-rsid="001045c5"/>
    </style:style>
    <style:style style:name="P8" style:family="paragraph" style:parent-style-name="Heading_20_1">
      <style:text-properties officeooo:rsid="000fb74a" officeooo:paragraph-rsid="000fb74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4164" style:font-weight-asian="normal" style:font-weight-complex="normal"/>
    </style:style>
    <style:style style:name="T3" style:family="text">
      <style:text-properties fo:font-weight="normal" officeooo:rsid="0016d734" style:font-weight-asian="normal" style:font-weight-complex="normal"/>
    </style:style>
    <style:style style:name="T4" style:family="text">
      <style:text-properties fo:font-weight="normal" officeooo:rsid="00183220" style:font-weight-asian="normal" style:font-weight-complex="normal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liverable 1 To-Do List</text:p>
      <text:h text:style-name="P8" text:outline-level="1">Event.java</text:h>
      <text:list xml:id="list5997656279304050675" text:style-name="L1">
        <text:list-item>
          <text:p text:style-name="P1">Move timeZone to Calendar</text:p>
        </text:list-item>
        <text:list-item>
          <text:p text:style-name="P1">Change Date objects to Strings</text:p>
        </text:list-item>
        <text:list-item>
          <text:p text:style-name="P2">implement getters and setters</text:p>
        </text:list-item>
        <text:list-item>
          <text:p text:style-name="P3"><text:span text:style-name="T2">method</text:span><text:span text:style-name="T1"> that converts </text:span><text:span text:style-name="T3">valid date time</text:span><text:span text:style-name="T1"> user </text:span><text:span text:style-name="T3">strings </text:span><text:span text:style-name="T1">to the icalendar format.</text:span></text:p>
        </text:list-item>
        <text:list-item>
          <text:p text:style-name="P5"><text:span text:style-name="T4">perform</text:span><text:span text:style-name="T1"> </text:span><text:span text:style-name="T4">conversion of p</text:span><text:span text:style-name="T1">riority </text:span><text:span text:style-name="T4">string to i</text:span><text:span text:style-name="T1">nt </text:span><text:span text:style-name="T4">inside of the setter for priority.</text:span></text:p>
        </text:list-item>
      </text:list>
      <text:h text:style-name="P8" text:outline-level="1">Calendar.java</text:h>
      <text:list xml:id="list2005308890883822831" text:style-name="L2">
        <text:list-item>
          <text:p text:style-name="P6">createICSFile method implementation: takes a File object, creates in on the disk , then adds the icalendar formatting.</text:p>
        </text:list-item>
        <text:list-item>
          <text:p text:style-name="P7">Implement the insertEvent method; Method takes an Event object and inserts a text representation of if into the Calendar.icsFile. </text:p>
        </text:list-item>
      </text:list>
      <text:h text:style-name="P8" text:outline-level="1">UluCalendar.java</text:h>
      <text:list xml:id="list4818409352302292167" text:style-name="L3">
        <text:list-item>
          <text:p text:style-name="P4">i<text:span text:style-name="T5">mplement isDateTime input validation method and use it in createEvent metho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4:26:58.788296580</meta:creation-date>
    <dc:date>2015-03-12T23:36:23.550782583</dc:date>
    <meta:editing-duration>PT37M39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12" meta:word-count="101" meta:character-count="633" meta:non-whitespace-character-count="551"/>
  </office:meta>
</office:document-meta>
</file>